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8b9" officeooo:paragraph-rsid="001a98b9"/>
    </style:style>
    <style:style style:name="P2" style:family="paragraph" style:parent-style-name="Standard">
      <style:text-properties officeooo:rsid="001c77da" officeooo:paragraph-rsid="001c77da"/>
    </style:style>
    <style:style style:name="P3" style:family="paragraph" style:parent-style-name="Standard">
      <style:text-properties fo:font-weight="bold" officeooo:rsid="001c77da" officeooo:paragraph-rsid="001c77da" style:font-weight-asian="bold" style:font-weight-complex="bold"/>
    </style:style>
    <style:style style:name="P4" style:family="paragraph" style:parent-style-name="Standard">
      <style:text-properties fo:font-weight="bold" officeooo:rsid="001ea995" officeooo:paragraph-rsid="001ea995" style:font-weight-asian="bold" style:font-weight-complex="bold"/>
    </style:style>
    <style:style style:name="P5" style:family="paragraph" style:parent-style-name="Standard">
      <style:text-properties fo:font-weight="bold" officeooo:rsid="0020bdac" officeooo:paragraph-rsid="0020bdac" style:font-weight-asian="bold" style:font-weight-complex="bold"/>
    </style:style>
    <style:style style:name="P6" style:family="paragraph" style:parent-style-name="Standard">
      <style:text-properties fo:font-weight="bold" officeooo:rsid="00244405" officeooo:paragraph-rsid="00244405" style:font-weight-asian="bold" style:font-weight-complex="bold"/>
    </style:style>
    <style:style style:name="P7" style:family="paragraph" style:parent-style-name="Standard">
      <style:text-properties fo:font-weight="bold" officeooo:rsid="002a3dfa" officeooo:paragraph-rsid="002a3dfa" style:font-weight-asian="bold" style:font-weight-complex="bold"/>
    </style:style>
    <style:style style:name="P8" style:family="paragraph" style:parent-style-name="Standard">
      <style:text-properties fo:font-weight="bold" officeooo:rsid="002bfdea" officeooo:paragraph-rsid="002ca33a" style:font-weight-asian="bold" style:font-weight-complex="bold"/>
    </style:style>
    <style:style style:name="P9" style:family="paragraph" style:parent-style-name="Standard">
      <style:text-properties fo:font-weight="bold" officeooo:rsid="002ca33a" officeooo:paragraph-rsid="002ca33a" style:font-weight-asian="bold" style:font-weight-complex="bold"/>
    </style:style>
    <style:style style:name="P10" style:family="paragraph" style:parent-style-name="Standard">
      <style:text-properties fo:font-size="18pt" fo:font-style="italic" style:text-underline-style="solid" style:text-underline-width="auto" style:text-underline-color="font-color" fo:font-weight="normal" officeooo:rsid="002a3dfa" officeooo:paragraph-rsid="002a3dfa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2a3dfa" officeooo:paragraph-rsid="002a3dfa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a98b9" officeooo:paragraph-rsid="001a98b9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text-properties fo:font-size="18pt" fo:font-style="normal" style:text-underline-style="none" fo:font-weight="normal" officeooo:rsid="002a3dfa" officeooo:paragraph-rsid="002a3dfa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fo:font-weight="normal" officeooo:rsid="001ea995" officeooo:paragraph-rsid="001ea995" style:font-weight-asian="normal" style:font-weight-complex="normal"/>
    </style:style>
    <style:style style:name="P15" style:family="paragraph" style:parent-style-name="Standard">
      <style:text-properties fo:font-weight="normal" officeooo:rsid="001ea995" officeooo:paragraph-rsid="0027d33c" style:font-weight-asian="normal" style:font-weight-complex="normal"/>
    </style:style>
    <style:style style:name="P16" style:family="paragraph" style:parent-style-name="Standard">
      <style:text-properties fo:font-weight="normal" officeooo:rsid="001f4f55" officeooo:paragraph-rsid="0020bdac" style:font-weight-asian="normal" style:font-weight-complex="normal"/>
    </style:style>
    <style:style style:name="P17" style:family="paragraph" style:parent-style-name="Standard">
      <style:text-properties fo:font-weight="normal" officeooo:rsid="0020bdac" officeooo:paragraph-rsid="0020bdac" style:font-weight-asian="normal" style:font-weight-complex="normal"/>
    </style:style>
    <style:style style:name="P18" style:family="paragraph" style:parent-style-name="Standard">
      <style:text-properties fo:font-weight="normal" officeooo:rsid="00244405" officeooo:paragraph-rsid="00244405" style:font-weight-asian="normal" style:font-weight-complex="normal"/>
    </style:style>
    <style:style style:name="P19" style:family="paragraph" style:parent-style-name="Standard">
      <style:text-properties fo:font-weight="normal" officeooo:rsid="002a3dfa" officeooo:paragraph-rsid="002a3dfa" style:font-weight-asian="normal" style:font-weight-complex="normal"/>
    </style:style>
    <style:style style:name="P20" style:family="paragraph" style:parent-style-name="Standard">
      <style:text-properties fo:font-weight="normal" officeooo:rsid="002ca33a" officeooo:paragraph-rsid="002ca33a" style:font-weight-asian="normal" style:font-weight-complex="normal"/>
    </style:style>
    <style:style style:name="P21" style:family="paragraph" style:parent-style-name="Standard">
      <style:text-properties officeooo:rsid="001ea995" officeooo:paragraph-rsid="00267e19"/>
    </style:style>
    <style:style style:name="P22" style:family="paragraph" style:parent-style-name="Standard">
      <style:text-properties fo:font-style="italic" fo:font-weight="normal" officeooo:rsid="002a3dfa" officeooo:paragraph-rsid="002a3dfa" style:font-style-asian="italic" style:font-weight-asian="normal" style:font-style-complex="italic" style:font-weight-complex="normal"/>
    </style:style>
    <style:style style:name="P23" style:family="paragraph" style:parent-style-name="Header">
      <style:text-properties officeooo:rsid="001cfb60" officeooo:paragraph-rsid="001cfb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d349" style:font-weight-asian="bold" style:font-weight-complex="bold"/>
    </style:style>
    <style:style style:name="T3" style:family="text">
      <style:text-properties officeooo:rsid="0020bda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a33a" style:font-weight-asian="normal" style:font-weight-complex="normal"/>
    </style:style>
    <style:style style:name="T6" style:family="text">
      <style:text-properties officeooo:rsid="0025d094"/>
    </style:style>
    <style:style style:name="T7" style:family="text">
      <style:text-properties officeooo:rsid="002ca3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ser</text:p>
      <text:p text:style-name="P1"/>
      <text:p text:style-name="P1"><text:span text:style-name="T1">GET</text:span><text:tab/><text:tab/>/user/userNumber=77</text:p>
      <text:p text:style-name="P3"/>
      <text:p text:style-name="P3">OUTPUT<text:tab/></text:p>
      <text:p text:style-name="P3"/>
      <text:p text:style-name="P2">{"error":false,"errorCode":0,"responseData":[{"title":"1","first_name":"hsdf","middle_name":"","last_name":"Vishwdewa","user_number":"77","username":"hird08N","email":"hir@hn.com","gender":"male","balance":null}]}</text:p>
      <text:p text:style-name="P2"/>
      <text:p text:style-name="P2"><text:span text:style-name="T1">GET</text:span><text:tab/><text:tab/>/user/order=DESC</text:p>
      <text:p text:style-name="P3"/>
      <text:p text:style-name="P3">OUTPUT</text:p>
      <text:p text:style-name="P2"/>
      <text:p text:style-name="P21">{"error":false,"errorCode":0,"responseData":[{"title":null,"first_name":null,"middle_name":null,"last_name":null,"user_number":"92","username":"hird08N49","email":"<text:a xlink:type="simple" xlink:href="mailto:hir@hn49.com">hir@hn49.com</text:a>","gender":null,"balance":null},</text:p>
      <text:p text:style-name="P21"><text:tab/>.</text:p>
      <text:p text:style-name="P21"><text:tab/>.</text:p>
      <text:p text:style-name="P21">{"title":null,"first_name":null,"middle_name":null,"last_name":null,"user_number":"83","username":"hird08Nk4","email":"hir@hnk4.com","gender":null,"balance":null}]}</text:p>
      <text:p text:style-name="P2"/>
      <text:p text:style-name="P3">Note: By default limit = 10</text:p>
      <text:p text:style-name="P3"/>
      <text:p text:style-name="P4">GET<text:tab/><text:tab/><text:span text:style-name="T4">/user/limit=10</text:span></text:p>
      <text:p text:style-name="P4"/>
      <text:p text:style-name="P4">OUTPUT</text:p>
      <text:p text:style-name="P4"/>
      <text:p text:style-name="P15">{"error":false,"errorCode":0,"responseData":[{"title":null,"first_name":null,"middle_name":null,"last_name":null,"user_number":"75","username":"hird08A","email":"<text:a xlink:type="simple" xlink:href="mailto:hir@ha.com">hir@ha.com</text:a>","gender":null,"balance":null},{"title":"1","first_name":"hsdf","middle_name":"","last_name":"Vishwdewa","user_number":"77","username":"hird08N","email":"hir@hn.com","gender":"male","balance":null},</text:p>
      <text:p text:style-name="P15"><text:tab/>.</text:p>
      <text:p text:style-name="P15"><text:tab/>.</text:p>
      <text:p text:style-name="P15">{"title":null,"first_name":null,"middle_name":null,"last_name":null,"user_number":"86","username":"hird08Nk7","email":"hir@hnk7.com","gender":null,"balance":null}]}<text:tab/></text:p>
      <text:p text:style-name="P14"/>
      <text:p text:style-name="P16"><text:span text:style-name="T1">GET</text:span><text:tab/><text:tab/><text:span text:style-name="T3">/user/order=ASC&amp;limit=5</text:span></text:p>
      <text:p text:style-name="P16"/>
      <text:p text:style-name="P5">OUTPUT</text:p>
      <text:p text:style-name="P17"/>
      <text:p text:style-name="P17">{"error":false,"errorCode":0,"responseData":[{"title":null,"first_name":null,"middle_name":null,"last_name":null,"user_number":"75","username":"hird08A","email":"<text:a xlink:type="simple" xlink:href="mailto:hir@ha.com">hir@ha.com</text:a>","gender":null,"balance":null},{"title":"1","first_name":"hsdf","middle_name":"","last_name":"Vishwdewa","user_number":"77","username":"hird08N","email":"hir@hn.com","gender":"male","balance":null},{"title":"1","first_name":"Hirdesh","middle_name":"","last_name":"Vishwdewa","user_number":"79","username":"hird08Nk","email":"hir@hnk.com","gender":"male","balance":null},{"title":null,"first_name":null,"middle_name":null,"last_name":null,"user_number":"80","username<text:soft-page-break/>":"hird08Nk1","email":"hir@hnk1.com","gender":null,"balance":null},{"title":null,"first_name":null,"middle_name":null,"last_name":null,"user_number":"81","username":"hird08Nk2","email":"hir@hnk2.com","gender":null,"balance":null}]}</text:p>
      <text:p text:style-name="P17"/>
      <text:p text:style-name="P18"><text:span text:style-name="T1">GET</text:span><text:tab/><text:tab/>/user/order=ASC&amp;limit=5&amp;offset=1</text:p>
      <text:p text:style-name="P18"/>
      <text:p text:style-name="P6">OUTPUT</text:p>
      <text:p text:style-name="P6"/>
      <text:p text:style-name="P18">{"error":false,"errorCode":0,"responseData":[{"title":"1","first_name":"hsdf","middle_name":"","last_name":"Vishwdewa","user_number":"77","username":"hird08N","email":"<text:a xlink:type="simple" xlink:href="mailto:hir@hn.com">hir@hn.com</text:a>","gender":"male","balance":null},{"title":"1","first_name":"Hirdesh","middle_name":"","last_name":"Vishwdewa","user_number":"79","username":"hird08Nk","email":"hir@hnk.com","gender":"male","balance":null},{"title":null,"first_name":null,"middle_name":null,"last_name":null,"user_number":"80","username":"hird08Nk1","email":"hir@hnk1.com","gender":null,"balance":null},{"title":null,"first_name":null,"middle_name":null,"last_name":null,"user_number":"81","username":"hird08Nk2","email":"hir@hnk2.com","gender":null,"balance":null},{"title":null,"first_name":null,"middle_name":null,"last_name":null,"user_number":"82","username":"hird08Nk3","email":"hir@hnk3.com","gender":null,"balance":null}]}</text:p>
      <text:p text:style-name="P18"/>
      <text:p text:style-name="P18"/>
      <text:p text:style-name="P18"/>
      <text:p text:style-name="P18"/>
      <text:p text:style-name="P18"/>
      <text:p text:style-name="P18"><text:span text:style-name="T1">GET</text:span><text:tab/><text:tab/>/user/searchTerm=hir&amp;limit=5</text:p>
      <text:p text:style-name="P18"/>
      <text:p text:style-name="P6">OUTPUT<text:tab/></text:p>
      <text:p text:style-name="P6"/>
      <text:p text:style-name="P18">{"error":false,"errorCode":0,"responseData":[{"title":null,"first_name":null,"middle_name":null,"last_name":null,"user_number":"75","username":"hird08A","email":"hir@ha.com","gender":null,"balance":null},{"title":"1","first_name":"hsdf","middle_name":"","last_name":"Vishwdewa","user_number":"77","username":"hird08N","email":"hir@hn.com","gender":"male","balance":null},{"title":"1","first_name":"Hirdesh","middle_name":"","last_name":"Vishwdewa","user_number":"79","username":"hird08Nk","email":"hir@hnk.com","gender":"male","balance":null},{"title":null,"first_name":null,"middle_name":null,"last_name":null,"user_number":"80","username":"hird08Nk1","email":"hir@hnk1.com","gender":null,"balance":null},{"title":null,"first_name":null,"middle_name":null,"last_name":null,"user_number":"81","username":"hird08Nk2","email":"hir@hnk2.com","gender":null,"balance":null}]}</text:p>
      <text:p text:style-name="P18"/>
      <text:p text:style-name="P18">Note- search<text:span text:style-name="T6">T</text:span>erm limit (3,25)</text:p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OST<text:tab/><text:tab/>/user/</text:p>
      <text:p text:style-name="P7"/>
      <text:p text:style-name="P7">INPUT</text:p>
      <text:p text:style-name="P7"/>
      <text:p text:style-name="P7">email:hir@hn59.com</text:p>
      <text:p text:style-name="P7">password:sdhj12#1EE</text:p>
      <text:p text:style-name="P7">username:hird08N59</text:p>
      <text:p text:style-name="P18"/>
      <text:p text:style-name="P7">OUTPUT</text:p>
      <text:p text:style-name="P18"/>
      <text:p text:style-name="P19">{"error":false,"errorCode":0}</text:p>
      <text:p text:style-name="P19"/>
      <text:p text:style-name="P22">if user already exists</text:p>
      <text:p text:style-name="P19">{"error":true,"errorCode":27}</text:p>
      <text:p text:style-name="P18"/>
      <text:p text:style-name="P18"/>
      <text:p text:style-name="P8">PUT<text:tab/><text:tab/><text:span text:style-name="T5">/user/details/77</text:span></text:p>
      <text:p text:style-name="P18"/>
      <text:p text:style-name="P9">INPUT</text:p>
      <text:p text:style-name="P9"/>
      <text:p text:style-name="P20">mobile_number:8962265456</text:p>
      <text:p text:style-name="P18"/>
      <text:p text:style-name="P9">OUTOUT</text:p>
      <text:p text:style-name="P9"/>
      <text:p text:style-name="P20">{"error":true,"errorCode":19,"responseData":{"title":"required","first_name":"required","last_name":"required"}}</text:p>
      <text:p text:style-name="P9"/>
      <text:p text:style-name="P11">TC</text:p>
      <text:p text:style-name="P10"/>
      <text:p text:style-name="P13">GET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fb60" officeooo:paragraph-rsid="001cfb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I Document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4:03:17.956317201</meta:creation-date>
    <dc:date>2016-07-13T15:16:01.529622405</dc:date>
    <meta:editing-duration>PT1H11M19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3" meta:paragraph-count="44" meta:word-count="64" meta:character-count="4354" meta:non-whitespace-character-count="4316"/>
  </office:meta>
</office:document-meta>
</file>